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text-line-through-typ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ffff00"/>
      <style:text-properties fo:color="#000000" style:text-outline="false" style:text-line-through-style="none" style:text-line-through-typ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ffff00"/>
    </style:style>
  </office:automatic-styles>
  <office:body>
    <office:spreadsheet>
      <table:table table:name="Tabelle1" table:style-name="ta1">
        <table:table-column table:style-name="co1" table:default-cell-style-name="ce2"/>
        <table:table-column table:style-name="co1" table:number-columns-repeated="12" table:default-cell-style-name="ce3"/>
        <table:table-row table:style-name="ro1">
          <table:table-cell table:style-name="ce1" office:value-type="string" calcext:value-type="string">
            <text:p>Suppression Factor</text:p>
          </table:table-cell>
          <table:table-cell table:style-name="Default" office:value-type="string" calcext:value-type="string">
            <text:p>Dataset</text:p>
          </table:table-cell>
          <table:table-cell table:style-name="Default" office:value-type="string" calcext:value-type="string">
            <text:p>[k]</text:p>
          </table:table-cell>
          <table:table-cell table:style-name="Default" office:value-type="string" calcext:value-type="string">
            <text:p>[l]</text:p>
          </table:table-cell>
          <table:table-cell table:style-name="Default" office:value-type="string" calcext:value-type="string">
            <text:p>[t]</text:p>
          </table:table-cell>
          <table:table-cell table:style-name="Default" office:value-type="string" calcext:value-type="string">
            <text:p>[d]</text:p>
          </table:table-cell>
          <table:table-cell table:style-name="Default" office:value-type="string" calcext:value-type="string">
            <text:p>[k, l]</text:p>
          </table:table-cell>
          <table:table-cell table:style-name="Default" office:value-type="string" calcext:value-type="string">
            <text:p>[k, t]</text:p>
          </table:table-cell>
          <table:table-cell table:style-name="Default" office:value-type="string" calcext:value-type="string">
            <text:p>[k, d]</text:p>
          </table:table-cell>
          <table:table-cell table:style-name="Default" office:value-type="string" calcext:value-type="string">
            <text:p>[d, l]</text:p>
          </table:table-cell>
          <table:table-cell table:style-name="Default" office:value-type="string" calcext:value-type="string">
            <text:p>[d, t]</text:p>
          </table:table-cell>
          <table:table-cell table:style-name="Default" office:value-type="string" calcext:value-type="string">
            <text:p>[k, d, l]</text:p>
          </table:table-cell>
          <table:table-cell table:style-name="Default" office:value-type="string" calcext:value-type="string">
            <text:p>[k, d, t]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Adult</text:p>
          </table:table-cell>
          <table:table-cell office:value-type="float" office:value="0.0617" calcext:value-type="float">
            <text:p>0,0617</text:p>
          </table:table-cell>
          <table:table-cell office:value-type="float" office:value="0" calcext:value-type="float">
            <text:p>0</text:p>
          </table:table-cell>
          <table:table-cell office:value-type="float" office:value="0.7104" calcext:value-type="float">
            <text:p>0,7104</text:p>
          </table:table-cell>
          <table:table-cell office:value-type="float" office:value="0.2899" calcext:value-type="float">
            <text:p>0,2899</text:p>
          </table:table-cell>
          <table:table-cell office:value-type="float" office:value="0" calcext:value-type="float">
            <text:p>0</text:p>
          </table:table-cell>
          <table:table-cell office:value-type="float" office:value="0.7104" calcext:value-type="float">
            <text:p>0,7104</text:p>
          </table:table-cell>
          <table:table-cell office:value-type="float" office:value="0.2899" calcext:value-type="float">
            <text:p>0,2899</text:p>
          </table:table-cell>
          <table:table-cell office:value-type="float" office:value="0.2122" calcext:value-type="float">
            <text:p>0,2122</text:p>
          </table:table-cell>
          <table:table-cell office:value-type="float" office:value="1" calcext:value-type="float">
            <text:p>1</text:p>
          </table:table-cell>
          <table:table-cell office:value-type="float" office:value="0.2122" calcext:value-type="float">
            <text:p>0,21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Cup</text:p>
          </table:table-cell>
          <table:table-cell office:value-type="float" office:value="0.6761" calcext:value-type="float">
            <text:p>0,6761</text:p>
          </table:table-cell>
          <table:table-cell office:value-type="float" office:value="0.0174" calcext:value-type="float">
            <text:p>0,0174</text:p>
          </table:table-cell>
          <table:table-cell office:value-type="float" office:value="0.8702" calcext:value-type="float">
            <text:p>0,8702</text:p>
          </table:table-cell>
          <table:table-cell office:value-type="float" office:value="1" calcext:value-type="float">
            <text:p>1</text:p>
          </table:table-cell>
          <table:table-cell office:value-type="float" office:value="0.5055" calcext:value-type="float">
            <text:p>0,5055</text:p>
          </table:table-cell>
          <table:table-cell office:value-type="float" office:value="0.8702" calcext:value-type="float">
            <text:p>0,8702</text:p>
          </table:table-cell>
          <table:table-cell office:value-type="float" office:value="0" calcext:value-type="float">
            <text:p>0</text:p>
          </table:table-cell>
          <table:table-cell office:value-type="float" office:value="0.0957" calcext:value-type="float">
            <text:p>0,0957</text:p>
          </table:table-cell>
          <table:table-cell office:value-type="float" office:value="0.8702" calcext:value-type="float">
            <text:p>0,8702</text:p>
          </table:table-cell>
          <table:table-cell table:number-columns-repeated="2" office:value-type="float" office:value="0.2839" calcext:value-type="float">
            <text:p>0,2839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Fars</text:p>
          </table:table-cell>
          <table:table-cell office:value-type="float" office:value="0.2227" calcext:value-type="float">
            <text:p>0,2227</text:p>
          </table:table-cell>
          <table:table-cell office:value-type="float" office:value="0.1189" calcext:value-type="float">
            <text:p>0,1189</text:p>
          </table:table-cell>
          <table:table-cell office:value-type="float" office:value="0.9436" calcext:value-type="float">
            <text:p>0,9436</text:p>
          </table:table-cell>
          <table:table-cell office:value-type="float" office:value="0.4473" calcext:value-type="float">
            <text:p>0,4473</text:p>
          </table:table-cell>
          <table:table-cell office:value-type="float" office:value="0.2124" calcext:value-type="float">
            <text:p>0,2124</text:p>
          </table:table-cell>
          <table:table-cell office:value-type="float" office:value="0.9436" calcext:value-type="float">
            <text:p>0,9436</text:p>
          </table:table-cell>
          <table:table-cell office:value-type="float" office:value="0" calcext:value-type="float">
            <text:p>0</text:p>
          </table:table-cell>
          <table:table-cell office:value-type="float" office:value="0.4659" calcext:value-type="float">
            <text:p>0,4659</text:p>
          </table:table-cell>
          <table:table-cell office:value-type="float" office:value="1" calcext:value-type="float">
            <text:p>1</text:p>
          </table:table-cell>
          <table:table-cell office:value-type="float" office:value="0.4659" calcext:value-type="float">
            <text:p>0,46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Atus</text:p>
          </table:table-cell>
          <table:table-cell office:value-type="float" office:value="0" calcext:value-type="float">
            <text:p>0</text:p>
          </table:table-cell>
          <table:table-cell office:value-type="float" office:value="0.227" calcext:value-type="float">
            <text:p>0,227</text:p>
          </table:table-cell>
          <table:table-cell office:value-type="float" office:value="1" calcext:value-type="float">
            <text:p>1</text:p>
          </table:table-cell>
          <table:table-cell office:value-type="float" office:value="0.2009" calcext:value-type="float">
            <text:p>0,2009</text:p>
          </table:table-cell>
          <table:table-cell office:value-type="float" office:value="0.227" calcext:value-type="float">
            <text:p>0,227</text:p>
          </table:table-cell>
          <table:table-cell office:value-type="float" office:value="1" calcext:value-type="float">
            <text:p>1</text:p>
          </table:table-cell>
          <table:table-cell office:value-type="float" office:value="0.2009" calcext:value-type="float">
            <text:p>0,2009</text:p>
          </table:table-cell>
          <table:table-cell office:value-type="float" office:value="0.4084" calcext:value-type="float">
            <text:p>0,4084</text:p>
          </table:table-cell>
          <table:table-cell office:value-type="float" office:value="1" calcext:value-type="float">
            <text:p>1</text:p>
          </table:table-cell>
          <table:table-cell office:value-type="float" office:value="0.4084" calcext:value-type="float">
            <text:p>0,40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Ihis</text:p>
          </table:table-cell>
          <table:table-cell office:value-type="float" office:value="0.5037" calcext:value-type="float">
            <text:p>0,5037</text:p>
          </table:table-cell>
          <table:table-cell office:value-type="float" office:value="0" calcext:value-type="float">
            <text:p>0</text:p>
          </table:table-cell>
          <table:table-cell office:value-type="float" office:value="0.9427" calcext:value-type="float">
            <text:p>0,9427</text:p>
          </table:table-cell>
          <table:table-cell office:value-type="float" office:value="0.6249" calcext:value-type="float">
            <text:p>0,6249</text:p>
          </table:table-cell>
          <table:table-cell office:value-type="float" office:value="0" calcext:value-type="float">
            <text:p>0</text:p>
          </table:table-cell>
          <table:table-cell office:value-type="float" office:value="0.9427" calcext:value-type="float">
            <text:p>0,9427</text:p>
          </table:table-cell>
          <table:table-cell office:value-type="float" office:value="0.6249" calcext:value-type="float">
            <text:p>0,6249</text:p>
          </table:table-cell>
          <table:table-cell office:value-type="float" office:value="0.0531" calcext:value-type="float">
            <text:p>0,0531</text:p>
          </table:table-cell>
          <table:table-cell office:value-type="float" office:value="1" calcext:value-type="float">
            <text:p>1</text:p>
          </table:table-cell>
          <table:table-cell office:value-type="float" office:value="0.0531" calcext:value-type="float">
            <text:p>0,05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ACS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254" calcext:value-type="float">
            <text:p>0,0254</text:p>
          </table:table-cell>
          <table:table-cell office:value-type="float" office:value="0.0996" calcext:value-type="float">
            <text:p>0,0996</text:p>
          </table:table-cell>
          <table:table-cell office:value-type="float" office:value="1" calcext:value-type="float">
            <text:p>1</text:p>
          </table:table-cell>
          <table:table-cell office:value-type="float" office:value="0.3413" calcext:value-type="float">
            <text:p>0,3413</text:p>
          </table:table-cell>
          <table:table-cell office:value-type="float" office:value="0.1153" calcext:value-type="float">
            <text:p>0,1153</text:p>
          </table:table-cell>
          <table:table-cell office:value-type="string" calcext:value-type="string">
            <text:p>n.s.f.</text:p>
          </table:table-cell>
          <table:table-cell office:value-type="float" office:value="0.3043" calcext:value-type="float">
            <text:p>0,3043</text:p>
          </table:table-cell>
          <table:table-cell office:value-type="string" calcext:value-type="string">
            <text:p>n.s.f.</text:p>
          </table:table-cell>
          <table:table-cell office:value-type="float" office:value="0.5583" calcext:value-type="float">
            <text:p>0,5583</text:p>
          </table:table-cell>
        </table:table-row>
        <table:table-row table:style-name="ro1">
          <table:table-cell table:style-name="ce1" office:value-type="string" calcext:value-type="string">
            <text:p>0.05</text:p>
          </table:table-cell>
          <table:table-cell table:style-name="Default" office:value-type="string" calcext:value-type="string">
            <text:p>Adult</text:p>
          </table:table-cell>
          <table:table-cell table:style-name="Default" office:value-type="float" office:value="0.111" calcext:value-type="float">
            <text:p>0,11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9046" calcext:value-type="float">
            <text:p>0,9046</text:p>
          </table:table-cell>
          <table:table-cell table:style-name="Default" office:value-type="float" office:value="0.6706" calcext:value-type="float">
            <text:p>0,6706</text:p>
          </table:table-cell>
          <table:table-cell table:style-name="Default" office:value-type="float" office:value="0.0526" calcext:value-type="float">
            <text:p>0,0526</text:p>
          </table:table-cell>
          <table:table-cell table:style-name="Default" office:value-type="float" office:value="0.9046" calcext:value-type="float">
            <text:p>0,9046</text:p>
          </table:table-cell>
          <table:table-cell table:style-name="Default" office:value-type="float" office:value="0.3914" calcext:value-type="float">
            <text:p>0,3914</text:p>
          </table:table-cell>
          <table:table-cell table:style-name="Default" office:value-type="float" office:value="0.3039" calcext:value-type="float">
            <text:p>0,303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3476" calcext:value-type="float">
            <text:p>0,3476</text:p>
          </table:table-cell>
          <table:table-cell table:style-name="Default" office:value-type="float" office:value="0.9722" calcext:value-type="float">
            <text:p>0,9722</text:p>
          </table:table-cell>
        </table:table-row>
        <table:table-row table:style-name="ro1">
          <table:table-cell table:style-name="ce1" office:value-type="string" calcext:value-type="string">
            <text:p>0.05</text:p>
          </table:table-cell>
          <table:table-cell table:style-name="Default" office:value-type="string" calcext:value-type="string">
            <text:p>Cup</text:p>
          </table:table-cell>
          <table:table-cell table:style-name="Default" office:value-type="float" office:value="0.0345" calcext:value-type="float">
            <text:p>0,034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193" calcext:value-type="float">
            <text:p>0,19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178" calcext:value-type="float">
            <text:p>0,0178</text:p>
          </table:table-cell>
          <table:table-cell table:style-name="Default" office:value-type="float" office:value="0.193" calcext:value-type="float">
            <text:p>0,193</text:p>
          </table:table-cell>
          <table:table-cell table:style-name="Default" office:value-type="float" office:value="0.229" calcext:value-type="float">
            <text:p>0,229</text:p>
          </table:table-cell>
          <table:table-cell table:style-name="Default" office:value-type="float" office:value="0.2313" calcext:value-type="float">
            <text:p>0,2313</text:p>
          </table:table-cell>
          <table:table-cell table:style-name="Default" office:value-type="float" office:value="0.9527" calcext:value-type="float">
            <text:p>0,9527</text:p>
          </table:table-cell>
          <table:table-cell table:style-name="Default" office:value-type="float" office:value="0.2405" calcext:value-type="float">
            <text:p>0,2405</text:p>
          </table:table-cell>
          <table:table-cell table:style-name="Default" office:value-type="float" office:value="0.3859" calcext:value-type="float">
            <text:p>0,3859</text:p>
          </table:table-cell>
        </table:table-row>
        <table:table-row table:style-name="ro1">
          <table:table-cell table:style-name="ce1" office:value-type="string" calcext:value-type="string">
            <text:p>0.05</text:p>
          </table:table-cell>
          <table:table-cell table:style-name="Default" office:value-type="string" calcext:value-type="string">
            <text:p>Fars</text:p>
          </table:table-cell>
          <table:table-cell table:style-name="Default" office:value-type="float" office:value="0.0861" calcext:value-type="float">
            <text:p>0,086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3864" calcext:value-type="float">
            <text:p>0,3864</text:p>
          </table:table-cell>
          <table:table-cell table:style-name="Default" office:value-type="float" office:value="0.9751" calcext:value-type="float">
            <text:p>0,9751</text:p>
          </table:table-cell>
          <table:table-cell table:style-name="Default" office:value-type="float" office:value="0.0235" calcext:value-type="float">
            <text:p>0,0235</text:p>
          </table:table-cell>
          <table:table-cell table:style-name="Default" office:value-type="float" office:value="0.3864" calcext:value-type="float">
            <text:p>0,3864</text:p>
          </table:table-cell>
          <table:table-cell table:style-name="Default" office:value-type="float" office:value="0.2815" calcext:value-type="float">
            <text:p>0,2815</text:p>
          </table:table-cell>
          <table:table-cell table:style-name="Default" office:value-type="float" office:value="0.171" calcext:value-type="float">
            <text:p>0,171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1764" calcext:value-type="float">
            <text:p>0,1764</text:p>
          </table:table-cell>
          <table:table-cell table:style-name="Default" office:value-type="float" office:value="0.5472" calcext:value-type="float">
            <text:p>0,5472</text:p>
          </table:table-cell>
        </table:table-row>
        <table:table-row table:style-name="ro1">
          <table:table-cell table:style-name="ce1" office:value-type="string" calcext:value-type="string">
            <text:p>0.05</text:p>
          </table:table-cell>
          <table:table-cell table:style-name="Default" office:value-type="string" calcext:value-type="string">
            <text:p>Atus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1311" calcext:value-type="float">
            <text:p>0,1311</text:p>
          </table:table-cell>
          <table:table-cell table:style-name="Default" office:value-type="float" office:value="0.8189" calcext:value-type="float">
            <text:p>0,8189</text:p>
          </table:table-cell>
          <table:table-cell table:style-name="Default" office:value-type="float" office:value="0.6762" calcext:value-type="float">
            <text:p>0,6762</text:p>
          </table:table-cell>
          <table:table-cell table:style-name="Default" office:value-type="float" office:value="0.1263" calcext:value-type="float">
            <text:p>0,1263</text:p>
          </table:table-cell>
          <table:table-cell table:style-name="Default" office:value-type="float" office:value="0.8189" calcext:value-type="float">
            <text:p>0,8189</text:p>
          </table:table-cell>
          <table:table-cell table:style-name="Default" office:value-type="float" office:value="0.287" calcext:value-type="float">
            <text:p>0,287</text:p>
          </table:table-cell>
          <table:table-cell table:style-name="Default" office:value-type="float" office:value="0.249" calcext:value-type="float">
            <text:p>0,24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3191" calcext:value-type="float">
            <text:p>0,3191</text:p>
          </table:table-cell>
          <table:table-cell table:style-name="Default" office:value-type="float" office:value="0.8948" calcext:value-type="float">
            <text:p>0,8948</text:p>
          </table:table-cell>
        </table:table-row>
        <table:table-row table:style-name="ro1">
          <table:table-cell table:style-name="ce1" office:value-type="string" calcext:value-type="string">
            <text:p>0.05</text:p>
          </table:table-cell>
          <table:table-cell table:style-name="Default" office:value-type="string" calcext:value-type="string">
            <text:p>Ihis</text:p>
          </table:table-cell>
          <table:table-cell table:style-name="Default" office:value-type="float" office:value="0.2089" calcext:value-type="float">
            <text:p>0,208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7999" calcext:value-type="float">
            <text:p>0,7999</text:p>
          </table:table-cell>
          <table:table-cell table:style-name="Default" office:value-type="float" office:value="0.8703" calcext:value-type="float">
            <text:p>0,8703</text:p>
          </table:table-cell>
          <table:table-cell table:style-name="Default" office:value-type="float" office:value="0.0137" calcext:value-type="float">
            <text:p>0,0137</text:p>
          </table:table-cell>
          <table:table-cell table:style-name="Default" office:value-type="float" office:value="0.7999" calcext:value-type="float">
            <text:p>0,7999</text:p>
          </table:table-cell>
          <table:table-cell table:style-name="Default" office:value-type="float" office:value="0.4634" calcext:value-type="float">
            <text:p>0,4634</text:p>
          </table:table-cell>
          <table:table-cell table:style-name="Default" office:value-type="float" office:value="0.2375" calcext:value-type="float">
            <text:p>0,2375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2687" calcext:value-type="float">
            <text:p>0,2687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0.05</text:p>
          </table:table-cell>
          <table:table-cell table:style-name="Default" office:value-type="string" calcext:value-type="string">
            <text:p>ACS1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001" calcext:value-type="float">
            <text:p>0,0001</text:p>
          </table:table-cell>
          <table:table-cell table:style-name="Default" office:value-type="float" office:value="0.4343" calcext:value-type="float">
            <text:p>0,434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592" calcext:value-type="float">
            <text:p>0,0592</text:p>
          </table:table-cell>
          <table:table-cell table:style-name="Default" office:value-type="float" office:value="0.1527" calcext:value-type="float">
            <text:p>0,1527</text:p>
          </table:table-cell>
          <table:table-cell table:style-name="Default" office:value-type="string" calcext:value-type="string">
            <text:p>n.s.f.</text:p>
          </table:table-cell>
          <table:table-cell table:style-name="Default" office:value-type="float" office:value="0.5483" calcext:value-type="float">
            <text:p>0,5483</text:p>
          </table:table-cell>
          <table:table-cell table:style-name="Default" office:value-type="string" calcext:value-type="string">
            <text:p>n.s.f.</text:p>
          </table:table-cell>
          <table:table-cell table:style-name="Default" office:value-type="float" office:value="0.2784" calcext:value-type="float">
            <text:p>0,2784</text:p>
          </table:table-cell>
        </table:table-row>
        <table:table-row table:style-name="ro1">
          <table:table-cell office:value-type="string" calcext:value-type="string">
            <text:p>0.1</text:p>
          </table:table-cell>
          <table:table-cell office:value-type="string" calcext:value-type="string">
            <text:p>Adult</text:p>
          </table:table-cell>
          <table:table-cell office:value-type="float" office:value="0.0823" calcext:value-type="float">
            <text:p>0,0823</text:p>
          </table:table-cell>
          <table:table-cell office:value-type="float" office:value="0" calcext:value-type="float">
            <text:p>0</text:p>
          </table:table-cell>
          <table:table-cell office:value-type="float" office:value="0.7226" calcext:value-type="float">
            <text:p>0,7226</text:p>
          </table:table-cell>
          <table:table-cell office:value-type="float" office:value="0.7297" calcext:value-type="float">
            <text:p>0,7297</text:p>
          </table:table-cell>
          <table:table-cell office:value-type="float" office:value="0.0243" calcext:value-type="float">
            <text:p>0,0243</text:p>
          </table:table-cell>
          <table:table-cell office:value-type="float" office:value="0.7226" calcext:value-type="float">
            <text:p>0,7226</text:p>
          </table:table-cell>
          <table:table-cell office:value-type="float" office:value="0.35" calcext:value-type="float">
            <text:p>0,35</text:p>
          </table:table-cell>
          <table:table-cell office:value-type="float" office:value="0.2367" calcext:value-type="float">
            <text:p>0,2367</text:p>
          </table:table-cell>
          <table:table-cell office:value-type="float" office:value="1" calcext:value-type="float">
            <text:p>1</text:p>
          </table:table-cell>
          <table:table-cell office:value-type="float" office:value="0.2509" calcext:value-type="float">
            <text:p>0,2509</text:p>
          </table:table-cell>
          <table:table-cell office:value-type="float" office:value="0.945" calcext:value-type="float">
            <text:p>0,945</text:p>
          </table:table-cell>
        </table:table-row>
        <table:table-row table:style-name="ro1">
          <table:table-cell office:value-type="string" calcext:value-type="string">
            <text:p>0.1</text:p>
          </table:table-cell>
          <table:table-cell office:value-type="string" calcext:value-type="string">
            <text:p>Cup</text:p>
          </table:table-cell>
          <table:table-cell office:value-type="float" office:value="0.0413" calcext:value-type="float">
            <text:p>0,0413</text:p>
          </table:table-cell>
          <table:table-cell office:value-type="float" office:value="0" calcext:value-type="float">
            <text:p>0</text:p>
          </table:table-cell>
          <table:table-cell office:value-type="float" office:value="0.1348" calcext:value-type="float">
            <text:p>0,1348</text:p>
          </table:table-cell>
          <table:table-cell office:value-type="float" office:value="1" calcext:value-type="float">
            <text:p>1</text:p>
          </table:table-cell>
          <table:table-cell office:value-type="float" office:value="0.0226" calcext:value-type="float">
            <text:p>0,0226</text:p>
          </table:table-cell>
          <table:table-cell office:value-type="float" office:value="0.1348" calcext:value-type="float">
            <text:p>0,1348</text:p>
          </table:table-cell>
          <table:table-cell office:value-type="float" office:value="0.2258" calcext:value-type="float">
            <text:p>0,2258</text:p>
          </table:table-cell>
          <table:table-cell office:value-type="float" office:value="0.2127" calcext:value-type="float">
            <text:p>0,2127</text:p>
          </table:table-cell>
          <table:table-cell office:value-type="float" office:value="0.9517" calcext:value-type="float">
            <text:p>0,9517</text:p>
          </table:table-cell>
          <table:table-cell office:value-type="float" office:value="0.2328" calcext:value-type="float">
            <text:p>0,2328</text:p>
          </table:table-cell>
          <table:table-cell office:value-type="float" office:value="0.3631" calcext:value-type="float">
            <text:p>0,3631</text:p>
          </table:table-cell>
        </table:table-row>
        <table:table-row table:style-name="ro1">
          <table:table-cell office:value-type="string" calcext:value-type="string">
            <text:p>0.1</text:p>
          </table:table-cell>
          <table:table-cell office:value-type="string" calcext:value-type="string">
            <text:p>Fars</text:p>
          </table:table-cell>
          <table:table-cell office:value-type="float" office:value="0.0864" calcext:value-type="float">
            <text:p>0,0864</text:p>
          </table:table-cell>
          <table:table-cell office:value-type="float" office:value="0" calcext:value-type="float">
            <text:p>0</text:p>
          </table:table-cell>
          <table:table-cell office:value-type="float" office:value="0.3305" calcext:value-type="float">
            <text:p>0,3305</text:p>
          </table:table-cell>
          <table:table-cell office:value-type="float" office:value="0.9994" calcext:value-type="float">
            <text:p>0,9994</text:p>
          </table:table-cell>
          <table:table-cell office:value-type="float" office:value="0.0303" calcext:value-type="float">
            <text:p>0,0303</text:p>
          </table:table-cell>
          <table:table-cell office:value-type="float" office:value="0.3305" calcext:value-type="float">
            <text:p>0,3305</text:p>
          </table:table-cell>
          <table:table-cell office:value-type="float" office:value="0.2603" calcext:value-type="float">
            <text:p>0,2603</text:p>
          </table:table-cell>
          <table:table-cell office:value-type="float" office:value="0.1527" calcext:value-type="float">
            <text:p>0,1527</text:p>
          </table:table-cell>
          <table:table-cell office:value-type="float" office:value="1" calcext:value-type="float">
            <text:p>1</text:p>
          </table:table-cell>
          <table:table-cell office:value-type="float" office:value="0.1586" calcext:value-type="float">
            <text:p>0,1586</text:p>
          </table:table-cell>
          <table:table-cell office:value-type="float" office:value="0.5139" calcext:value-type="float">
            <text:p>0,5139</text:p>
          </table:table-cell>
        </table:table-row>
        <table:table-row table:style-name="ro1">
          <table:table-cell office:value-type="string" calcext:value-type="string">
            <text:p>0.1</text:p>
          </table:table-cell>
          <table:table-cell office:value-type="string" calcext:value-type="string">
            <text:p>Atus</text:p>
          </table:table-cell>
          <table:table-cell office:value-type="float" office:value="0" calcext:value-type="float">
            <text:p>0</text:p>
          </table:table-cell>
          <table:table-cell office:value-type="float" office:value="0.1261" calcext:value-type="float">
            <text:p>0,1261</text:p>
          </table:table-cell>
          <table:table-cell office:value-type="float" office:value="0.8162" calcext:value-type="float">
            <text:p>0,8162</text:p>
          </table:table-cell>
          <table:table-cell office:value-type="float" office:value="0.7429" calcext:value-type="float">
            <text:p>0,7429</text:p>
          </table:table-cell>
          <table:table-cell office:value-type="float" office:value="0.1375" calcext:value-type="float">
            <text:p>0,1375</text:p>
          </table:table-cell>
          <table:table-cell office:value-type="float" office:value="0.8162" calcext:value-type="float">
            <text:p>0,8162</text:p>
          </table:table-cell>
          <table:table-cell office:value-type="float" office:value="0.1801" calcext:value-type="float">
            <text:p>0,1801</text:p>
          </table:table-cell>
          <table:table-cell office:value-type="float" office:value="0.2295" calcext:value-type="float">
            <text:p>0,2295</text:p>
          </table:table-cell>
          <table:table-cell office:value-type="float" office:value="1" calcext:value-type="float">
            <text:p>1</text:p>
          </table:table-cell>
          <table:table-cell office:value-type="float" office:value="0.1975" calcext:value-type="float">
            <text:p>0,1975</text:p>
          </table:table-cell>
          <table:table-cell office:value-type="float" office:value="0.9144" calcext:value-type="float">
            <text:p>0,9144</text:p>
          </table:table-cell>
        </table:table-row>
        <table:table-row table:style-name="ro1">
          <table:table-cell office:value-type="string" calcext:value-type="string">
            <text:p>0.1</text:p>
          </table:table-cell>
          <table:table-cell office:value-type="string" calcext:value-type="string">
            <text:p>Ihis</text:p>
          </table:table-cell>
          <table:table-cell office:value-type="float" office:value="0.1845" calcext:value-type="float">
            <text:p>0,1845</text:p>
          </table:table-cell>
          <table:table-cell office:value-type="float" office:value="0" calcext:value-type="float">
            <text:p>0</text:p>
          </table:table-cell>
          <table:table-cell office:value-type="float" office:value="0.7341" calcext:value-type="float">
            <text:p>0,7341</text:p>
          </table:table-cell>
          <table:table-cell office:value-type="float" office:value="0.8659" calcext:value-type="float">
            <text:p>0,8659</text:p>
          </table:table-cell>
          <table:table-cell office:value-type="float" office:value="0.0378" calcext:value-type="float">
            <text:p>0,0378</text:p>
          </table:table-cell>
          <table:table-cell office:value-type="float" office:value="0.7341" calcext:value-type="float">
            <text:p>0,7341</text:p>
          </table:table-cell>
          <table:table-cell office:value-type="float" office:value="0.4204" calcext:value-type="float">
            <text:p>0,4204</text:p>
          </table:table-cell>
          <table:table-cell office:value-type="float" office:value="0.1892" calcext:value-type="float">
            <text:p>0,1892</text:p>
          </table:table-cell>
          <table:table-cell office:value-type="float" office:value="1" calcext:value-type="float">
            <text:p>1</text:p>
          </table:table-cell>
          <table:table-cell office:value-type="float" office:value="0.2135" calcext:value-type="float">
            <text:p>0,2135</text:p>
          </table:table-cell>
          <table:table-cell office:value-type="float" office:value="0.8741" calcext:value-type="float">
            <text:p>0,8741</text:p>
          </table:table-cell>
        </table:table-row>
        <table:table-row table:style-name="ro1">
          <table:table-cell office:value-type="string" calcext:value-type="string">
            <text:p>0.1</text:p>
          </table:table-cell>
          <table:table-cell office:value-type="string" calcext:value-type="string">
            <text:p>ACS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5254" calcext:value-type="float">
            <text:p>0,5254</text:p>
          </table:table-cell>
          <table:table-cell office:value-type="float" office:value="1" calcext:value-type="float">
            <text:p>1</text:p>
          </table:table-cell>
          <table:table-cell office:value-type="float" office:value="0.0716" calcext:value-type="float">
            <text:p>0,0716</text:p>
          </table:table-cell>
          <table:table-cell office:value-type="float" office:value="0.1279" calcext:value-type="float">
            <text:p>0,1279</text:p>
          </table:table-cell>
          <table:table-cell office:value-type="string" calcext:value-type="string">
            <text:p>n.s.f.</text:p>
          </table:table-cell>
          <table:table-cell office:value-type="float" office:value="0.6633" calcext:value-type="float">
            <text:p>0,6633</text:p>
          </table:table-cell>
          <table:table-cell office:value-type="string" calcext:value-type="string">
            <text:p>n.s.f.</text:p>
          </table:table-cell>
          <table:table-cell office:value-type="float" office:value="0.2765" calcext:value-type="float">
            <text:p>0,2765</text:p>
          </table:table-cell>
        </table:table-row>
        <table:table-row table:style-name="ro1">
          <table:table-cell table:style-name="ce1" office:value-type="string" calcext:value-type="string">
            <text:p>0.5</text:p>
          </table:table-cell>
          <table:table-cell table:style-name="Default" office:value-type="string" calcext:value-type="string">
            <text:p>Adult</text:p>
          </table:table-cell>
          <table:table-cell table:style-name="Default" office:value-type="float" office:value="0.1939" calcext:value-type="float">
            <text:p>0,193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6128" calcext:value-type="float">
            <text:p>0,6128</text:p>
          </table:table-cell>
          <table:table-cell table:style-name="Default" office:value-type="float" office:value="0.6927" calcext:value-type="float">
            <text:p>0,6927</text:p>
          </table:table-cell>
          <table:table-cell table:style-name="Default" office:value-type="float" office:value="0.0522" calcext:value-type="float">
            <text:p>0,0522</text:p>
          </table:table-cell>
          <table:table-cell table:style-name="Default" office:value-type="float" office:value="0.6128" calcext:value-type="float">
            <text:p>0,6128</text:p>
          </table:table-cell>
          <table:table-cell table:style-name="Default" office:value-type="float" office:value="0.299" calcext:value-type="float">
            <text:p>0,299</text:p>
          </table:table-cell>
          <table:table-cell table:style-name="Default" office:value-type="float" office:value="0.1976" calcext:value-type="float">
            <text:p>0,197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2046" calcext:value-type="float">
            <text:p>0,2046</text:p>
          </table:table-cell>
          <table:table-cell table:style-name="Default" office:value-type="float" office:value="0.7775" calcext:value-type="float">
            <text:p>0,7775</text:p>
          </table:table-cell>
        </table:table-row>
        <table:table-row table:style-name="ro1">
          <table:table-cell table:style-name="ce1" office:value-type="string" calcext:value-type="string">
            <text:p>0.5</text:p>
          </table:table-cell>
          <table:table-cell table:style-name="Default" office:value-type="string" calcext:value-type="string">
            <text:p>Cup</text:p>
          </table:table-cell>
          <table:table-cell table:style-name="Default" office:value-type="float" office:value="0.2226" calcext:value-type="float">
            <text:p>0,222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2421" calcext:value-type="float">
            <text:p>0,2421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182" calcext:value-type="float">
            <text:p>0,0182</text:p>
          </table:table-cell>
          <table:table-cell table:style-name="Default" office:value-type="float" office:value="0.2421" calcext:value-type="float">
            <text:p>0,2421</text:p>
          </table:table-cell>
          <table:table-cell table:style-name="Default" office:value-type="float" office:value="0.2695" calcext:value-type="float">
            <text:p>0,2695</text:p>
          </table:table-cell>
          <table:table-cell table:style-name="Default" office:value-type="float" office:value="0.251" calcext:value-type="float">
            <text:p>0,251</text:p>
          </table:table-cell>
          <table:table-cell table:style-name="Default" office:value-type="float" office:value="0.9462" calcext:value-type="float">
            <text:p>0,9462</text:p>
          </table:table-cell>
          <table:table-cell table:style-name="Default" office:value-type="float" office:value="0.2698" calcext:value-type="float">
            <text:p>0,2698</text:p>
          </table:table-cell>
          <table:table-cell table:style-name="Default" office:value-type="float" office:value="0.3124" calcext:value-type="float">
            <text:p>0,3124</text:p>
          </table:table-cell>
        </table:table-row>
        <table:table-row table:style-name="ro1">
          <table:table-cell table:style-name="ce1" office:value-type="string" calcext:value-type="string">
            <text:p>0.5</text:p>
          </table:table-cell>
          <table:table-cell table:style-name="Default" office:value-type="string" calcext:value-type="string">
            <text:p>Fars</text:p>
          </table:table-cell>
          <table:table-cell table:style-name="Default" office:value-type="float" office:value="0.2049" calcext:value-type="float">
            <text:p>0,204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057" calcext:value-type="float">
            <text:p>0,4057</text:p>
          </table:table-cell>
          <table:table-cell table:style-name="Default" office:value-type="float" office:value="0.9993" calcext:value-type="float">
            <text:p>0,9993</text:p>
          </table:table-cell>
          <table:table-cell table:style-name="Default" office:value-type="float" office:value="0.0564" calcext:value-type="float">
            <text:p>0,0564</text:p>
          </table:table-cell>
          <table:table-cell table:style-name="Default" office:value-type="float" office:value="0.4057" calcext:value-type="float">
            <text:p>0,4057</text:p>
          </table:table-cell>
          <table:table-cell table:style-name="Default" office:value-type="float" office:value="0.2372" calcext:value-type="float">
            <text:p>0,2372</text:p>
          </table:table-cell>
          <table:table-cell table:style-name="Default" office:value-type="float" office:value="0.2451" calcext:value-type="float">
            <text:p>0,2451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2455" calcext:value-type="float">
            <text:p>0,2455</text:p>
          </table:table-cell>
          <table:table-cell table:style-name="Default" office:value-type="float" office:value="0.4441" calcext:value-type="float">
            <text:p>0,4441</text:p>
          </table:table-cell>
        </table:table-row>
        <table:table-row table:style-name="ro1">
          <table:table-cell table:style-name="ce1" office:value-type="string" calcext:value-type="string">
            <text:p>0.5</text:p>
          </table:table-cell>
          <table:table-cell table:style-name="Default" office:value-type="string" calcext:value-type="string">
            <text:p>Atus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39" calcext:value-type="float">
            <text:p>0,439</text:p>
          </table:table-cell>
          <table:table-cell table:style-name="Default" office:value-type="float" office:value="0.7341" calcext:value-type="float">
            <text:p>0,7341</text:p>
          </table:table-cell>
          <table:table-cell table:style-name="Default" office:value-type="float" office:value="0.7299" calcext:value-type="float">
            <text:p>0,7299</text:p>
          </table:table-cell>
          <table:table-cell table:style-name="Default" office:value-type="float" office:value="0.4435" calcext:value-type="float">
            <text:p>0,4435</text:p>
          </table:table-cell>
          <table:table-cell table:style-name="Default" office:value-type="float" office:value="0.7341" calcext:value-type="float">
            <text:p>0,7341</text:p>
          </table:table-cell>
          <table:table-cell table:style-name="Default" office:value-type="float" office:value="0.3069" calcext:value-type="float">
            <text:p>0,3069</text:p>
          </table:table-cell>
          <table:table-cell table:style-name="Default" office:value-type="float" office:value="0.4987" calcext:value-type="float">
            <text:p>0,4987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507" calcext:value-type="float">
            <text:p>0,507</text:p>
          </table:table-cell>
          <table:table-cell table:style-name="Default" office:value-type="float" office:value="0.7829" calcext:value-type="float">
            <text:p>0,7829</text:p>
          </table:table-cell>
        </table:table-row>
        <table:table-row table:style-name="ro1">
          <table:table-cell table:style-name="ce1" office:value-type="string" calcext:value-type="string">
            <text:p>0.5</text:p>
          </table:table-cell>
          <table:table-cell table:style-name="Default" office:value-type="string" calcext:value-type="string">
            <text:p>Ihis</text:p>
          </table:table-cell>
          <table:table-cell table:style-name="Default" office:value-type="float" office:value="0.1937" calcext:value-type="float">
            <text:p>0,1937</text:p>
          </table:table-cell>
          <table:table-cell table:style-name="Default" office:value-type="float" office:value="0.1889" calcext:value-type="float">
            <text:p>0,1889</text:p>
          </table:table-cell>
          <table:table-cell table:style-name="Default" office:value-type="float" office:value="0.6713" calcext:value-type="float">
            <text:p>0,6713</text:p>
          </table:table-cell>
          <table:table-cell table:style-name="Default" office:value-type="float" office:value="0.8259" calcext:value-type="float">
            <text:p>0,825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6713" calcext:value-type="float">
            <text:p>0,6713</text:p>
          </table:table-cell>
          <table:table-cell table:style-name="Default" office:value-type="float" office:value="0.3856" calcext:value-type="float">
            <text:p>0,3856</text:p>
          </table:table-cell>
          <table:table-cell table:style-name="Default" office:value-type="float" office:value="0.0611" calcext:value-type="float">
            <text:p>0,0611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896" calcext:value-type="float">
            <text:p>0,0896</text:p>
          </table:table-cell>
          <table:table-cell table:style-name="Default" office:value-type="float" office:value="0.7411" calcext:value-type="float">
            <text:p>0,7411</text:p>
          </table:table-cell>
        </table:table-row>
        <table:table-row table:style-name="ro1">
          <table:table-cell table:style-name="ce1" office:value-type="string" calcext:value-type="string">
            <text:p>0.5</text:p>
          </table:table-cell>
          <table:table-cell table:style-name="Default" office:value-type="string" calcext:value-type="string">
            <text:p>ACS1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5222" calcext:value-type="float">
            <text:p>0,5222</text:p>
          </table:table-cell>
          <table:table-cell table:style-name="Default" office:value-type="float" office:value="0.6075" calcext:value-type="float">
            <text:p>0,6075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5033" calcext:value-type="float">
            <text:p>0,5033</text:p>
          </table:table-cell>
          <table:table-cell table:style-name="Default" office:value-type="float" office:value="0.1795" calcext:value-type="float">
            <text:p>0,1795</text:p>
          </table:table-cell>
          <table:table-cell table:style-name="Default" office:value-type="float" office:value="0.9552" calcext:value-type="float">
            <text:p>0,9552</text:p>
          </table:table-cell>
          <table:table-cell table:style-name="Default" office:value-type="float" office:value="0.9159" calcext:value-type="float">
            <text:p>0,9159</text:p>
          </table:table-cell>
          <table:table-cell table:style-name="Default" office:value-type="float" office:value="0.9552" calcext:value-type="float">
            <text:p>0,9552</text:p>
          </table:table-cell>
          <table:table-cell table:style-name="Default" office:value-type="float" office:value="0.7739" calcext:value-type="float">
            <text:p>0,7739</text:p>
          </table:table-cell>
        </table:table-row>
        <table:table-row table:style-name="ro1">
          <table:table-cell office:value-type="string" calcext:value-type="string">
            <text:p>1.0</text:p>
          </table:table-cell>
          <table:table-cell office:value-type="string" calcext:value-type="string">
            <text:p>Adult</text:p>
          </table:table-cell>
          <table:table-cell office:value-type="float" office:value="0.1706" calcext:value-type="float">
            <text:p>0,1706</text:p>
          </table:table-cell>
          <table:table-cell office:value-type="float" office:value="0" calcext:value-type="float">
            <text:p>0</text:p>
          </table:table-cell>
          <table:table-cell office:value-type="float" office:value="0.8131" calcext:value-type="float">
            <text:p>0,8131</text:p>
          </table:table-cell>
          <table:table-cell office:value-type="float" office:value="0.6097" calcext:value-type="float">
            <text:p>0,6097</text:p>
          </table:table-cell>
          <table:table-cell office:value-type="float" office:value="0.046" calcext:value-type="float">
            <text:p>0,046</text:p>
          </table:table-cell>
          <table:table-cell office:value-type="float" office:value="0.8131" calcext:value-type="float">
            <text:p>0,8131</text:p>
          </table:table-cell>
          <table:table-cell office:value-type="float" office:value="0.416" calcext:value-type="float">
            <text:p>0,416</text:p>
          </table:table-cell>
          <table:table-cell office:value-type="float" office:value="0.1739" calcext:value-type="float">
            <text:p>0,1739</text:p>
          </table:table-cell>
          <table:table-cell office:value-type="float" office:value="0.9212" calcext:value-type="float">
            <text:p>0,9212</text:p>
          </table:table-cell>
          <table:table-cell office:value-type="float" office:value="0.1826" calcext:value-type="float">
            <text:p>0,18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.0</text:p>
          </table:table-cell>
          <table:table-cell office:value-type="string" calcext:value-type="string">
            <text:p>Cup</text:p>
          </table:table-cell>
          <table:table-cell office:value-type="float" office:value="0.9013" calcext:value-type="float">
            <text:p>0,9013</text:p>
          </table:table-cell>
          <table:table-cell office:value-type="float" office:value="0" calcext:value-type="float">
            <text:p>0</text:p>
          </table:table-cell>
          <table:table-cell office:value-type="float" office:value="0.5492" calcext:value-type="float">
            <text:p>0,5492</text:p>
          </table:table-cell>
          <table:table-cell office:value-type="float" office:value="0.6467" calcext:value-type="float">
            <text:p>0,6467</text:p>
          </table:table-cell>
          <table:table-cell office:value-type="float" office:value="0.0615" calcext:value-type="float">
            <text:p>0,0615</text:p>
          </table:table-cell>
          <table:table-cell office:value-type="float" office:value="0.5492" calcext:value-type="float">
            <text:p>0,5492</text:p>
          </table:table-cell>
          <table:table-cell office:value-type="float" office:value="1" calcext:value-type="float">
            <text:p>1</text:p>
          </table:table-cell>
          <table:table-cell office:value-type="float" office:value="0.5591" calcext:value-type="float">
            <text:p>0,5591</text:p>
          </table:table-cell>
          <table:table-cell office:value-type="float" office:value="0.5998" calcext:value-type="float">
            <text:p>0,5998</text:p>
          </table:table-cell>
          <table:table-cell office:value-type="float" office:value="0.6549" calcext:value-type="float">
            <text:p>0,6549</text:p>
          </table:table-cell>
          <table:table-cell office:value-type="float" office:value="0.9687" calcext:value-type="float">
            <text:p>0,9687</text:p>
          </table:table-cell>
        </table:table-row>
        <table:table-row table:style-name="ro1">
          <table:table-cell office:value-type="string" calcext:value-type="string">
            <text:p>1.0</text:p>
          </table:table-cell>
          <table:table-cell office:value-type="string" calcext:value-type="string">
            <text:p>Fars</text:p>
          </table:table-cell>
          <table:table-cell office:value-type="float" office:value="0.2049" calcext:value-type="float">
            <text:p>0,2049</text:p>
          </table:table-cell>
          <table:table-cell office:value-type="float" office:value="0" calcext:value-type="float">
            <text:p>0</text:p>
          </table:table-cell>
          <table:table-cell office:value-type="float" office:value="0.4057" calcext:value-type="float">
            <text:p>0,4057</text:p>
          </table:table-cell>
          <table:table-cell office:value-type="float" office:value="0.9993" calcext:value-type="float">
            <text:p>0,9993</text:p>
          </table:table-cell>
          <table:table-cell office:value-type="float" office:value="0.0564" calcext:value-type="float">
            <text:p>0,0564</text:p>
          </table:table-cell>
          <table:table-cell office:value-type="float" office:value="0.4057" calcext:value-type="float">
            <text:p>0,4057</text:p>
          </table:table-cell>
          <table:table-cell office:value-type="float" office:value="0.411" calcext:value-type="float">
            <text:p>0,411</text:p>
          </table:table-cell>
          <table:table-cell office:value-type="float" office:value="0.2451" calcext:value-type="float">
            <text:p>0,2451</text:p>
          </table:table-cell>
          <table:table-cell office:value-type="float" office:value="1" calcext:value-type="float">
            <text:p>1</text:p>
          </table:table-cell>
          <table:table-cell office:value-type="float" office:value="0.2455" calcext:value-type="float">
            <text:p>0,2455</text:p>
          </table:table-cell>
          <table:table-cell office:value-type="float" office:value="0.4441" calcext:value-type="float">
            <text:p>0,4441</text:p>
          </table:table-cell>
        </table:table-row>
        <table:table-row table:style-name="ro1">
          <table:table-cell office:value-type="string" calcext:value-type="string">
            <text:p>1.0</text:p>
          </table:table-cell>
          <table:table-cell office:value-type="string" calcext:value-type="string">
            <text:p>Atus</text:p>
          </table:table-cell>
          <table:table-cell office:value-type="float" office:value="0" calcext:value-type="float">
            <text:p>0</text:p>
          </table:table-cell>
          <table:table-cell office:value-type="float" office:value="0.439" calcext:value-type="float">
            <text:p>0,439</text:p>
          </table:table-cell>
          <table:table-cell office:value-type="float" office:value="0.7341" calcext:value-type="float">
            <text:p>0,7341</text:p>
          </table:table-cell>
          <table:table-cell office:value-type="float" office:value="0.7299" calcext:value-type="float">
            <text:p>0,7299</text:p>
          </table:table-cell>
          <table:table-cell office:value-type="float" office:value="0.4435" calcext:value-type="float">
            <text:p>0,4435</text:p>
          </table:table-cell>
          <table:table-cell office:value-type="float" office:value="0.7341" calcext:value-type="float">
            <text:p>0,7341</text:p>
          </table:table-cell>
          <table:table-cell office:value-type="float" office:value="0.3069" calcext:value-type="float">
            <text:p>0,3069</text:p>
          </table:table-cell>
          <table:table-cell office:value-type="float" office:value="0.4987" calcext:value-type="float">
            <text:p>0,4987</text:p>
          </table:table-cell>
          <table:table-cell office:value-type="float" office:value="1" calcext:value-type="float">
            <text:p>1</text:p>
          </table:table-cell>
          <table:table-cell office:value-type="float" office:value="0.507" calcext:value-type="float">
            <text:p>0,507</text:p>
          </table:table-cell>
          <table:table-cell office:value-type="float" office:value="0.9452" calcext:value-type="float">
            <text:p>0,9452</text:p>
          </table:table-cell>
        </table:table-row>
        <table:table-row table:style-name="ro1">
          <table:table-cell office:value-type="string" calcext:value-type="string">
            <text:p>1.0</text:p>
          </table:table-cell>
          <table:table-cell office:value-type="string" calcext:value-type="string">
            <text:p>Ihis</text:p>
          </table:table-cell>
          <table:table-cell office:value-type="float" office:value="0.0247" calcext:value-type="float">
            <text:p>0,0247</text:p>
          </table:table-cell>
          <table:table-cell office:value-type="float" office:value="0" calcext:value-type="float">
            <text:p>0</text:p>
          </table:table-cell>
          <table:table-cell office:value-type="float" office:value="0.76" calcext:value-type="float">
            <text:p>0,76</text:p>
          </table:table-cell>
          <table:table-cell office:value-type="float" office:value="0.2189" calcext:value-type="float">
            <text:p>0,2189</text:p>
          </table:table-cell>
          <table:table-cell office:value-type="float" office:value="0.0024" calcext:value-type="float">
            <text:p>0,0024</text:p>
          </table:table-cell>
          <table:table-cell office:value-type="float" office:value="0.76" calcext:value-type="float">
            <text:p>0,76</text:p>
          </table:table-cell>
          <table:table-cell office:value-type="float" office:value="0.226" calcext:value-type="float">
            <text:p>0,226</text:p>
          </table:table-cell>
          <table:table-cell office:value-type="float" office:value="0.0518" calcext:value-type="float">
            <text:p>0,0518</text:p>
          </table:table-cell>
          <table:table-cell office:value-type="float" office:value="0.2787" calcext:value-type="float">
            <text:p>0,2787</text:p>
          </table:table-cell>
          <table:table-cell office:value-type="float" office:value="0.0605" calcext:value-type="float">
            <text:p>0,06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.0</text:p>
          </table:table-cell>
          <table:table-cell office:value-type="string" calcext:value-type="string">
            <text:p>ACS13</text:p>
          </table:table-cell>
          <table:table-cell office:value-type="float" office:value="0" calcext:value-type="float">
            <text:p>0</text:p>
          </table:table-cell>
          <table:table-cell office:value-type="float" office:value="0.9508" calcext:value-type="float">
            <text:p>0,9508</text:p>
          </table:table-cell>
          <table:table-cell office:value-type="float" office:value="0.5634" calcext:value-type="float">
            <text:p>0,5634</text:p>
          </table:table-cell>
          <table:table-cell office:value-type="float" office:value="0.4244" calcext:value-type="float">
            <text:p>0,4244</text:p>
          </table:table-cell>
          <table:table-cell office:value-type="float" office:value="0.9521" calcext:value-type="float">
            <text:p>0,9521</text:p>
          </table:table-cell>
          <table:table-cell office:value-type="float" office:value="0.5643" calcext:value-type="float">
            <text:p>0,5643</text:p>
          </table:table-cell>
          <table:table-cell office:value-type="float" office:value="0.1254" calcext:value-type="float">
            <text:p>0,1254</text:p>
          </table:table-cell>
          <table:table-cell office:value-type="float" office:value="0.9972" calcext:value-type="float">
            <text:p>0,9972</text:p>
          </table:table-cell>
          <table:table-cell office:value-type="float" office:value="0.6667" calcext:value-type="float">
            <text:p>0,6667</text:p>
          </table:table-cell>
          <table:table-cell office:value-type="float" office:value="1" calcext:value-type="float">
            <text:p>1</text:p>
          </table:table-cell>
          <table:table-cell office:value-type="float" office:value="0.5707" calcext:value-type="float">
            <text:p>0,570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03">00.00.0000</text:date>, <text:time style:data-style-name="N2" text:time-value="10:43:06.619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2T18:14:57.496000000</meta:creation-date>
    <dc:date>2015-06-03T10:43:28.405000000</dc:date>
    <meta:editing-duration>PT21S</meta:editing-duration>
    <meta:editing-cycles>2</meta:editing-cycles>
    <meta:generator>LibreOffice/4.3.5.2$Windows_x86 LibreOffice_project/3a87456aaa6a95c63eea1c1b3201acedf0751bd5</meta:generator>
    <meta:document-statistic meta:table-count="1" meta:cell-count="403" meta:object-count="0"/>
  </office:meta>
</office:document-meta>
</file>